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f58d" officeooo:paragraph-rsid="000ef58d"/>
    </style:style>
    <style:style style:name="P2" style:family="paragraph" style:parent-style-name="Standard">
      <style:text-properties officeooo:rsid="000ef58d" officeooo:paragraph-rsid="0010417b"/>
    </style:style>
    <style:style style:name="P3" style:family="paragraph" style:parent-style-name="Standard">
      <style:text-properties fo:font-size="48pt" fo:font-weight="bold" officeooo:rsid="000ef58d" officeooo:paragraph-rsid="000ef58d" style:font-size-asian="48pt" style:font-weight-asian="bold" style:font-size-complex="48pt" style:font-weight-complex="bold"/>
    </style:style>
    <style:style style:name="P4" style:family="paragraph" style:parent-style-name="Standard">
      <style:text-properties fo:font-style="italic" officeooo:rsid="000ef58d" officeooo:paragraph-rsid="000ef58d" style:font-style-asian="italic" style:font-style-complex="italic"/>
    </style:style>
    <style:style style:name="P5" style:family="paragraph" style:parent-style-name="Standard">
      <style:text-properties style:text-underline-style="none" officeooo:rsid="000ef58d" officeooo:paragraph-rsid="000ef58d"/>
    </style:style>
    <style:style style:name="P6" style:family="paragraph" style:parent-style-name="Standard">
      <style:text-properties officeooo:paragraph-rsid="000ef58d"/>
    </style:style>
    <style:style style:name="P7" style:family="paragraph" style:parent-style-name="Standard">
      <style:text-properties fo:font-size="15pt" fo:font-weight="bold" officeooo:rsid="000ef58d" officeooo:paragraph-rsid="000ef58d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10417b" officeooo:paragraph-rsid="0010417b"/>
    </style:style>
    <style:style style:name="P9" style:family="paragraph" style:parent-style-name="Standard">
      <style:text-properties fo:font-style="normal" officeooo:rsid="000ef58d" officeooo:paragraph-rsid="000ef58d" style:font-style-asian="normal" style:font-style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041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ersonal Project</text:span> </text:p>
      <text:p text:style-name="P4">Nicholas Foisy</text:p>
      <text:p text:style-name="P5"/>
      <text:p text:style-name="P1">I want to do some sort of YouTube clone, using PHP. It is not meant to be used, it's meant to be a physical manifestation of the coding lessons I will take over the school year. I will use the time in class to take coding lessons and to actually make the site.</text:p>
      <text:p text:style-name="P1"/>
      <text:p text:style-name="P7">Features:</text:p>
      <text:p text:style-name="P1">account</text:p>
      <text:p text:style-name="P1"><text:tab/>-First and Last name, Username, Password, Email</text:p>
      <text:p text:style-name="P1"><text:tab/>-conformation email</text:p>
      <text:p text:style-name="P1"><text:tab/>-profile picture, banner picture</text:p>
      <text:p text:style-name="P1"><text:tab/>-message users</text:p>
      <text:p text:style-name="P1"><text:tab/>-<text:span text:style-name="T4">login, logout</text:span></text:p>
      <text:p text:style-name="P1"><text:tab/><text:span text:style-name="T2">settings</text:span></text:p>
      <text:p text:style-name="P1"><text:span text:style-name="T2"><text:tab/><text:tab/></text:span><text:span text:style-name="T3">-hide nsfw content</text:span></text:p>
      <text:p text:style-name="P9"><text:tab/><text:tab/>-block users</text:p>
      <text:p text:style-name="P9"><text:tab/><text:tab/>-change recommended content (ex: recommend only tech content)</text:p>
      <text:p text:style-name="P9"><text:tab/><text:tab/></text:p>
      <text:p text:style-name="P1">upload videos</text:p>
      <text:p text:style-name="P1"><text:tab/>-<text:span text:style-name="T4">Description<text:line-break/><text:tab/>-Category (ex: Video games, Music, Techonology, etc)</text:span></text:p>
      <text:p text:style-name="P6"><text:tab/>-<text:span text:style-name="T4">NSFW/Kid innapropriate content (no porn, ‘kid inappropriate’ content is videos with mild violence, cleavage, inappropriate themes)</text:span></text:p>
      <text:p text:style-name="P6"><text:tab/>-<text:span text:style-name="T4">videos can be reported (ex: porn, gore, illegal <text:s/>content, etc)</text:span></text:p>
      <text:p text:style-name="P1"/>
      <text:p text:style-name="P1">browse categories of videos</text:p>
      <text:p text:style-name="P1"/>
      <text:p text:style-name="P1">search videos <text:span text:style-name="T4">(uses tags and titles)</text:span></text:p>
      <text:p text:style-name="P1"/>
      <text:p text:style-name="P8">search users (more popular users will be shown first)</text:p>
      <text:p text:style-name="P8"/>
      <text:p text:style-name="P2">upvote/downvote videos <text:span text:style-name="T4">(if a video is very downvoted, it will be less placed lower in the results, and be <text:tab/>hidden on the categories)</text:span></text:p>
      <text:p text:style-name="P2"/>
      <text:p text:style-name="P1">comment on videos <text:span text:style-name="T4">(can upvote/downvote and report comments)</text:span></text:p>
      <text:p text:style-name="P1"/>
      <text:p text:style-name="P1">subscribe to accounts</text:p>
      <text:p text:style-name="P1"/>
      <text:p text:style-name="P1">see subscriptions <text:span text:style-name="T4">(page with the most recent videos of the channels you’re subscribed to)</text:span></text:p>
      <text:p text:style-name="P1"/>
      <text:p text:style-name="P1">see recommended videos <text:span text:style-name="T4">(recommended videos algorithm will show you videos on a ‘recommended’ page and on the side of videos, will be sorted in a decreasing order by a point system. Videos by the same user you’re watching right now get a lot of points, videos in the same category get a bit less points. If you have a nsfw filter on you don’t see any nsfw content here)</text:span></text:p>
      <text:p text:style-name="P1"><text:soft-page-break/></text:p>
      <text:p text:style-name="P1">pretty much a youtube clone</text:p>
      <text:p text:style-name="P1"/>
      <text:p text:style-name="P1">I have no idea how long it will take. Months? (Note that the learning how to make the website will take longer than making it)</text:p>
      <text:p text:style-name="P1"/>
      <text:p text:style-name="P1">user story: </text:p>
      <text:p text:style-name="P1">I want to upload videos so my friends can see, and YouTube, Dailymotion, Vimeo, etc is t̶o̶o̶ ̶c̶o̶n̶v̶e̶n̶i̶e̶n̶t̶ is a goverment run program to capture the lives of everyone and sell their </text:p>
      <text:p text:style-name="P1">data to terrorists, so I want a website that will deliver the general features of a video sharing website - anonymous user</text:p>
      <text:p text:style-name="P1"/>
      <text:p text:style-name="P1">I want to check out videos related to Music, so I used this website's 'Music' category to see popular music - musicfan123</text:p>
      <text:p text:style-name="P1"/>
      <text:p text:style-name="P1">I'm very bitter and negative, so I want to downvote every single thing I see, because of the emptiness in my heart, and this is perfect – ihatepuppies</text:p>
      <text:p text:style-name="P1"/>
      <text:p text:style-name="P1"/>
      <text:p text:style-name="P1">Notes</text:p>
      <text:p text:style-name="P1">-more user stories, more detailed</text:p>
      <text:p text:style-name="P1">-formatting</text:p>
      <text:p text:style-name="P1">-more detail on fe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00:38:00.621000000</meta:creation-date>
    <meta:editing-duration>PT2H46M11S</meta:editing-duration>
    <meta:editing-cycles>2</meta:editing-cycles>
    <meta:generator>LibreOffice/5.1.2.2$Windows_x86 LibreOffice_project/d3bf12ecb743fc0d20e0be0c58ca359301eb705f</meta:generator>
    <dc:date>2016-09-10T00:38:15.109000000</dc:date>
    <meta:document-statistic meta:table-count="0" meta:image-count="0" meta:object-count="0" meta:page-count="2" meta:paragraph-count="38" meta:word-count="409" meta:character-count="2416" meta:non-whitespace-character-count="2021"/>
  </office:meta>
</office:document-meta>
</file>